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34in" fo:margin-left="0in" fo:margin-top="0in" fo:margin-bottom="0in" table:align="left" style:writing-mode="lr-tb"/>
    </style:style>
    <style:style style:name="Table1.A" style:family="table-column">
      <style:table-column-properties style:column-width="1.8243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4.017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C3" style:family="table-cell">
      <style:table-cell-properties fo:padding-left="0.0785in" fo:padding-right="0.075in" fo:padding-top="0in" fo:padding-bottom="0in" fo:border="0.5pt solid #9cc2e5"/>
    </style:style>
    <style:style style:name="Table1.A5" style:family="table-cell">
      <style:table-cell-properties fo:padding-left="0.0785in" fo:padding-right="0.075in" fo:padding-top="0in" fo:padding-bottom="0in" fo:border="0.5pt solid #9cc2e5"/>
    </style:style>
    <style:style style:name="Table1.B5" style:family="table-cell">
      <style:table-cell-properties fo:padding-left="0.0785in" fo:padding-right="0.075in" fo:padding-top="0in" fo:padding-bottom="0in" fo:border="0.5pt solid #9cc2e5"/>
    </style:style>
    <style:style style:name="Table1.C5" style:family="table-cell">
      <style:table-cell-properties fo:padding-left="0.0785in" fo:padding-right="0.075in" fo:padding-top="0in" fo:padding-bottom="0in" fo:border="0.5pt solid #9cc2e5"/>
    </style:style>
    <style:style style:name="Table1.A6" style:family="table-cell">
      <style:table-cell-properties style:vertical-align="middle"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7" style:family="table-cell">
      <style:table-cell-properties style:vertical-align="middle" fo:padding-left="0.0785in" fo:padding-right="0.075in" fo:padding-top="0in" fo:padding-bottom="0in" fo:border="0.5pt solid #9cc2e5"/>
    </style:style>
    <style:style style:name="Table1.B7" style:family="table-cell">
      <style:table-cell-properties fo:padding-left="0.0785in" fo:padding-right="0.075in" fo:padding-top="0in" fo:padding-bottom="0in" fo:border="0.5pt solid #9cc2e5"/>
    </style:style>
    <style:style style:name="Table1.C7" style:family="table-cell">
      <style:table-cell-properties fo:padding-left="0.0785in" fo:padding-right="0.075in" fo:padding-top="0in" fo:padding-bottom="0in" fo:border="0.5pt solid #9cc2e5"/>
    </style:style>
    <style:style style:name="Table1.A9" style:family="table-cell">
      <style:table-cell-properties fo:padding-left="0.0785in" fo:padding-right="0.075in" fo:padding-top="0in" fo:padding-bottom="0in" fo:border="0.5pt solid #9cc2e5"/>
    </style:style>
    <style:style style:name="Table1.B9" style:family="table-cell">
      <style:table-cell-properties fo:padding-left="0.0785in" fo:padding-right="0.075in" fo:padding-top="0in" fo:padding-bottom="0in" fo:border="0.5pt solid #9cc2e5"/>
    </style:style>
    <style:style style:name="Table1.C9" style:family="table-cell">
      <style:table-cell-properties fo:padding-left="0.0785in" fo:padding-right="0.075in" fo:padding-top="0in" fo:padding-bottom="0in" fo:border="0.5pt solid #9cc2e5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e3e98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 Light" officeooo:rsid="000f6b77" officeooo:paragraph-rsid="000f6b77" style:font-name-asian="Times New Roman" style:font-name-complex="Calibri Light1" style:language-complex="he" style:country-complex="IL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 Light" officeooo:rsid="000f6b77" officeooo:paragraph-rsid="000f6b77" style:font-name-asian="Times New Roman" style:font-name-complex="Calibri Light1" style:language-complex="he" style:country-complex="I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Calibri Light" officeooo:rsid="000f6b77" officeooo:paragraph-rsid="000f6b77" style:font-name-asian="Times New Roman" style:font-name-complex="Calibri Light1" style:language-complex="he" style:country-complex="I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Calibri Light" officeooo:rsid="000f6b77" officeooo:paragraph-rsid="000f6b77" style:font-name-asian="Times New Roman" style:font-name-complex="Calibri Light1" style:language-complex="he" style:country-complex="IL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 Light" officeooo:rsid="000f6b77" officeooo:paragraph-rsid="000f6b77" style:font-name-complex="Calibri Light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 Light" officeooo:rsid="000f6b77" officeooo:paragraph-rsid="000f6b77" style:font-name-complex="Calibri Light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Calibri Light" officeooo:rsid="000f6b77" officeooo:paragraph-rsid="000f6b77" style:font-name-complex="Calibri Light1"/>
    </style:style>
    <style:style style:name="P14" style:family="paragraph" style:parent-style-name="Title" style:master-page-name="Standard">
      <style:paragraph-properties fo:line-height="100%" style:page-number="auto"/>
    </style:style>
    <style:style style:name="P15" style:family="paragraph" style:parent-style-name="List_20_Paragraph" style:list-style-name="WWNum1">
      <style:paragraph-properties fo:line-height="100%"/>
    </style:style>
    <style:style style:name="T1" style:family="text">
      <style:text-properties fo:color="#c45911" style:font-name-asian="F"/>
    </style:style>
    <style:style style:name="T2" style:family="text">
      <style:text-properties fo:color="#c45911" fo:font-style="italic" style:font-name-asian="F" style:font-style-asian="italic" style:font-style-complex="italic"/>
    </style:style>
    <style:style style:name="T3" style:family="text">
      <style:text-properties style:font-name-asian="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 Black" fo:font-size="10pt" style:font-name-asian="Times New Roman" style:font-size-asian="10pt" style:font-name-complex="Arial" style:font-size-complex="10pt" style:language-complex="he" style:country-complex="IL"/>
    </style:style>
    <style:style style:name="T6" style:family="text">
      <style:text-properties fo:color="#000000" style:font-name="Arial Black" fo:font-size="10pt" fo:font-weight="normal" style:font-name-asian="Times New Roman" style:font-size-asian="10pt" style:font-weight-asian="normal" style:font-name-complex="Arial" style:font-size-complex="10pt" style:language-complex="he" style:country-complex="IL" style:font-weight-complex="normal"/>
    </style:style>
    <style:style style:name="T7" style:family="text">
      <style:text-properties fo:color="#000000" style:font-name="Arial Black" fo:font-size="10pt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color="#000000" style:font-name="Arial Black" fo:font-size="10pt" fo:font-weight="normal" style:font-size-asian="10pt" style:font-weight-asian="normal" style:font-name-complex="Calibri1" style:font-size-complex="10pt" style:font-weight-complex="normal"/>
    </style:style>
    <style:style style:name="T9" style:family="text">
      <style:text-properties fo:color="#000000" style:font-name="Arial Black" fo:font-size="10pt" fo:font-weight="normal" style:font-size-asian="10pt" style:font-weight-asian="normal" style:font-name-complex="Times New Roman" style:font-size-complex="10pt" style:font-weight-complex="normal"/>
    </style:style>
    <style:style style:name="T10" style:family="text">
      <style:text-properties fo:color="#000000" style:font-name="Arial Black" style:font-name-asian="Times New Roman" style:font-name-complex="Calibri Light1" style:language-complex="he" style:country-complex="IL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W W3 Complexity Table</text:p>
      <text:p text:style-name="P1">For each of the functions you wrote, specify the order of complexity and explain it. For example, if you specify that the complexity was <draw:frame draw:style-name="fr1" draw:name="Object1" text:anchor-type="as-char" svg:width="0.3146in" svg:height="0.2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, </text:span><text:span text:style-name="T3">you should explain that you used a </text:span><text:span text:style-name="T2">for</text:span><text:span text:style-name="T1"> </text:span><text:span text:style-name="T3">loop to transverse the linked list for the task you needed. </text:span></text:p>
      <text:list xml:id="list3439017555" text:style-name="WWNum1">
        <text:list-item>
          <text:p text:style-name="P15"><text:span text:style-name="T4">Add Student</text:span> Screenshot</text:p>
        </text:list-item>
      </text:list>
      <text:p text:style-name="P1"><text:s text:c="4"/>StudentNode* newNode = new StudentNode();</text:p>
      <text:p text:style-name="P1"><text:s text:c="4"/>newNode-&gt;setID(student_ID);</text:p>
      <text:p text:style-name="P1"><text:s text:c="4"/>newNode-&gt;setName(student_name);</text:p>
      <text:p text:style-name="P1"><text:s text:c="4"/>if(this-&gt;first == nullptr)</text:p>
      <text:p text:style-name="P1"><text:s text:c="4"/>{</text:p>
      <text:p text:style-name="P1"><text:s text:c="8"/>this-&gt;first = newNode;</text:p>
      <text:p text:style-name="P1"><text:s text:c="4"/>}</text:p>
      <text:p text:style-name="P1"><text:s text:c="4"/>else</text:p>
      <text:p text:style-name="P1"><text:s text:c="4"/>{</text:p>
      <text:p text:style-name="P1"><text:s text:c="8"/>newNode-&gt;setNext(this-&gt;first);</text:p>
      <text:p text:style-name="P1"><text:s text:c="8"/>this-&gt;first = newNode;</text:p>
      <text:p text:style-name="P1"><text:s text:c="4"/>}</text:p>
      <text:p text:style-name="P1"><text:s text:c="4"/>this-&gt;length++;</text:p>
      <text:p text:style-name="P1"/>
      <text:list xml:id="list200149243430230" text:continue-numbering="true" text:style-name="WWNum1">
        <text:list-item>
          <text:p text:style-name="P15"><text:span text:style-name="T4">Add Grade</text:span> Screenshot</text:p>
        </text:list-item>
      </text:list>
      <text:p text:style-name="P1"><text:s text:c="4"/>StudentNode* current_location = first;</text:p>
      <text:p text:style-name="P1"><text:s text:c="4"/>bool found = false;</text:p>
      <text:p text:style-name="P1"/>
      <text:p text:style-name="P1"><text:s text:c="4"/>while(found == false)</text:p>
      <text:p text:style-name="P1"><text:s text:c="4"/>{</text:p>
      <text:p text:style-name="P1"><text:s text:c="8"/>if(current_location-&gt;getID() == student_ID)</text:p>
      <text:p text:style-name="P1"><text:s text:c="8"/>{</text:p>
      <text:p text:style-name="P1"><text:s text:c="12"/>current_location-&gt;setHW1(hw1_score);</text:p>
      <text:p text:style-name="P1"><text:s text:c="12"/>found = true;</text:p>
      <text:p text:style-name="P1"><text:s text:c="8"/>}</text:p>
      <text:p text:style-name="P1"><text:s text:c="8"/>else</text:p>
      <text:p text:style-name="P1"><text:soft-page-break/><text:s text:c="8"/>{</text:p>
      <text:p text:style-name="P1"><text:s text:c="12"/>current_location = current_location-&gt;getNext();</text:p>
      <text:p text:style-name="P1"><text:s text:c="8"/>}</text:p>
      <text:p text:style-name="P1"><text:s text:c="4"/>}</text:p>
      <text:p text:style-name="P1"/>
      <text:list xml:id="list200149212436243" text:continue-numbering="true" text:style-name="WWNum1">
        <text:list-item>
          <text:p text:style-name="P15"><text:span text:style-name="T4">Delete Student</text:span> Screenshot</text:p>
        </text:list-item>
      </text:list>
      <text:p text:style-name="P1"><text:s text:c="4"/>StudentNode* current_location = first;</text:p>
      <text:p text:style-name="P1"><text:s text:c="4"/>StudentNode* temp_location;</text:p>
      <text:p text:style-name="P1"/>
      <text:p text:style-name="P1"><text:s text:c="4"/>if(first-&gt;getID() == student_ID)</text:p>
      <text:p text:style-name="P1"><text:s text:c="4"/>{</text:p>
      <text:p text:style-name="P1"><text:s text:c="8"/>temp_location = current_location;</text:p>
      <text:p text:style-name="P1"><text:s text:c="8"/>first = first-&gt;getNext();</text:p>
      <text:p text:style-name="P1"><text:s text:c="4"/>}</text:p>
      <text:p text:style-name="P1"><text:s text:c="4"/>else</text:p>
      <text:p text:style-name="P1"><text:s text:c="4"/>{</text:p>
      <text:p text:style-name="P1"><text:s text:c="8"/>while(current_location-&gt;getNext()-&gt;getID() != student_ID)</text:p>
      <text:p text:style-name="P1"><text:s text:c="8"/>{</text:p>
      <text:p text:style-name="P1"><text:s text:c="12"/>current_location = current_location-&gt;getNext();</text:p>
      <text:p text:style-name="P1"><text:s text:c="8"/>}</text:p>
      <text:p text:style-name="P1"><text:s text:c="8"/>temp_location = current_location-&gt;getNext();</text:p>
      <text:p text:style-name="P1"><text:s text:c="8"/>current_location-&gt;setNext(current_location-&gt;getNext()-&gt;getNext());</text:p>
      <text:p text:style-name="P1"><text:s text:c="4"/>}</text:p>
      <text:p text:style-name="P1"><text:s text:c="4"/>delete temp_location;</text:p>
      <text:p text:style-name="P1"><text:s text:c="4"/>length--;</text:p>
      <text:p text:style-name="P1"/>
      <text:list xml:id="list200150057439184" text:continue-numbering="true" text:style-name="WWNum1">
        <text:list-item>
          <text:p text:style-name="P15"><text:span text:style-name="T4">Change Grade</text:span> Screenshot</text:p>
        </text:list-item>
      </text:list>
      <text:p text:style-name="P1"><text:s text:c="12"/>int current = my_list.first-&gt;getID();</text:p>
      <text:p text:style-name="P1"><text:s text:c="12"/>StudentNode* next = my_list.first;</text:p>
      <text:p text:style-name="P1"/>
      <text:p text:style-name="P1"><text:s text:c="12"/>while(current != student_ID)</text:p>
      <text:p text:style-name="P1"><text:soft-page-break/><text:s text:c="12"/>{</text:p>
      <text:p text:style-name="P1"><text:s text:c="16"/>next = next-&gt;getNext();</text:p>
      <text:p text:style-name="P1"><text:s text:c="16"/>current = next-&gt;getID();</text:p>
      <text:p text:style-name="P2"><text:s text:c="12"/>}</text:p>
      <text:p text:style-name="P2"><text:tab/> <text:s/>next-&gt;setHW1(grade);</text:p>
      <text:p text:style-name="P1"/>
      <text:list xml:id="list200149048062661" text:continue-numbering="true" text:style-name="WWNum1">
        <text:list-item>
          <text:p text:style-name="P15"><text:span text:style-name="T4">Print Student</text:span> Screenshot</text:p>
        </text:list-item>
      </text:list>
      <text:p text:style-name="P1"><text:s text:c="12"/>int current = my_list.first-&gt;getID();</text:p>
      <text:p text:style-name="P1"><text:s text:c="12"/>StudentNode* next = my_list.first-&gt;getNext();</text:p>
      <text:p text:style-name="P1"><text:s text:c="12"/>while(current != student_ID)</text:p>
      <text:p text:style-name="P1"><text:s text:c="12"/>{</text:p>
      <text:p text:style-name="P1"><text:s text:c="16"/>current = next-&gt;getID();</text:p>
      <text:p text:style-name="P1"><text:s text:c="16"/>if(current == student_ID)</text:p>
      <text:p text:style-name="P1"><text:s text:c="16"/>{</text:p>
      <text:p text:style-name="P1"><text:s text:c="20"/>next-&gt;printMe();</text:p>
      <text:p text:style-name="P1"><text:s text:c="16"/>}</text:p>
      <text:p text:style-name="P1"><text:s text:c="16"/>next = next-&gt;getNext();</text:p>
      <text:p text:style-name="P1"><text:s text:c="12"/>}</text:p>
      <text:p text:style-name="P1"/>
      <text:list xml:id="list200148588921430" text:continue-numbering="true" text:style-name="WWNum1">
        <text:list-item>
          <text:p text:style-name="P15"><text:span text:style-name="T4">Print Assignment</text:span> Screenshot</text:p>
        </text:list-item>
      </text:list>
      <text:p text:style-name="P1">if(homework == "HW1")</text:p>
      <text:p text:style-name="P1"><text:s text:c="12"/>{</text:p>
      <text:p text:style-name="P1"><text:s text:c="16"/>total_score += my_list.first-&gt;getHW1();</text:p>
      <text:p text:style-name="P1"><text:s text:c="16"/>StudentNode* next = my_list.first-&gt;getNext();</text:p>
      <text:p text:style-name="P1"><text:s text:c="16"/>while(next != nullptr)</text:p>
      <text:p text:style-name="P1"><text:s text:c="16"/>{</text:p>
      <text:p text:style-name="P1"><text:s text:c="20"/>total_score += next-&gt;getHW1();</text:p>
      <text:p text:style-name="P1"><text:s text:c="20"/>next = next-&gt;getNext();</text:p>
      <text:p text:style-name="P1"><text:s text:c="16"/>}</text:p>
      <text:p text:style-name="P1"><text:s text:c="16"/>hw1_mean = total_score/length;</text:p>
      <text:p text:style-name="P1"><text:s text:c="12"/>}</text:p>
      <text:p text:style-name="P1"><text:soft-page-break/></text:p>
      <text:list xml:id="list200148747148238" text:continue-numbering="true" text:style-name="WWNum1">
        <text:list-item>
          <text:p text:style-name="P15"><text:span text:style-name="T4">Print Top Student</text:span> Screenshot</text:p>
        </text:list-item>
      </text:list>
      <text:p text:style-name="P1"><text:bookmark text:name="_GoBack"/><text:tab/> <text:s text:c="4"/>student = my_list.first-&gt;getName();</text:p>
      <text:p text:style-name="P1"><text:s text:c="16"/>StudentNode* next = my_list.first-&gt;getNext();</text:p>
      <text:p text:style-name="P1"><text:s text:c="16"/>while(next != nullptr)</text:p>
      <text:p text:style-name="P1"><text:s text:c="16"/>{</text:p>
      <text:p text:style-name="P1"/>
      <text:p text:style-name="P1"><text:s text:c="20"/>if(next-&gt;getHW1() &gt; high_score)</text:p>
      <text:p text:style-name="P1"><text:s text:c="20"/>{</text:p>
      <text:p text:style-name="P1"><text:s text:c="24"/>high_score = next-&gt;getHW1();</text:p>
      <text:p text:style-name="P1"><text:s text:c="24"/>student = next-&gt;getName();</text:p>
      <text:p text:style-name="P1"><text:s text:c="20"/>}</text:p>
      <text:p text:style-name="P1"><text:s text:c="20"/>next = next-&gt;getNext();</text:p>
      <text:p text:style-name="P1"><text:s text:c="16"/>}</text:p>
      <text:p text:style-name="P1"/>
      <text:list xml:id="list200150492273882" text:continue-numbering="true" text:style-name="WWNum1">
        <text:list-item>
          <text:p text:style-name="P15"><text:span text:style-name="T4">Print</text:span> Screenshot</text:p>
        </text:list-item>
      </text:list>
      <text:p text:style-name="P1"><text:tab/>while(next != nullptr)</text:p>
      <text:p text:style-name="P1"><text:s text:c="12"/>{</text:p>
      <text:p text:style-name="P1"><text:s text:c="16"/>next = next-&gt;getNext();</text:p>
      <text:p text:style-name="P1"><text:s text:c="12"/>}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5">Command</text:span></text:p>
          </table:table-cell>
          <table:table-cell table:style-name="Table1.A1" office:value-type="string">
            <text:p text:style-name="P4"><text:span text:style-name="T10">Complexity</text:span></text:p>
          </table:table-cell>
          <table:table-cell table:style-name="Table1.A1" office:value-type="string">
            <text:p text:style-name="P3"><text:span text:style-name="T10">Explanation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ADD_STUDENT</text:span></text:p>
          </table:table-cell>
          <table:table-cell table:style-name="Table1.A2" office:value-type="string">
            <text:p text:style-name="P7">O(1)</text:p>
          </table:table-cell>
          <table:table-cell table:style-name="Table1.A2" office:value-type="string">
            <text:p text:style-name="P9">The code just adds a node to the front of the list.</text:p>
          </table:table-cell>
        </table:table-row>
        <table:table-row table:style-name="Table1.1">
          <table:table-cell table:style-name="Table1.A3" office:value-type="string">
            <text:p text:style-name="P6"><text:span text:style-name="T6">ADD_GRADE</text:span></text:p>
          </table:table-cell>
          <table:table-cell table:style-name="Table1.B3" office:value-type="string">
            <text:p text:style-name="P7">O(n)</text:p>
          </table:table-cell>
          <table:table-cell table:style-name="Table1.C3" office:value-type="string">
            <text:p text:style-name="P9">The code iterates over the nodes until it finds the matching ID number.</text:p>
          </table:table-cell>
        </table:table-row>
        <table:table-row table:style-name="Table1.1">
          <table:table-cell table:style-name="Table1.A2" office:value-type="string">
            <text:p text:style-name="P6"><text:span text:style-name="T6">DELETE_STUDENT</text:span></text:p>
          </table:table-cell>
          <table:table-cell table:style-name="Table1.A2" office:value-type="string">
            <text:p text:style-name="P7">O(n)</text:p>
          </table:table-cell>
          <table:table-cell table:style-name="Table1.A2" office:value-type="string">
            <text:p text:style-name="P9">The code iterates over the nodes until it finds the matching ID number.</text:p>
          </table:table-cell>
        </table:table-row>
        <table:table-row table:style-name="Table1.1">
          <table:table-cell table:style-name="Table1.A5" office:value-type="string">
            <text:p text:style-name="P6"><text:span text:style-name="T6">CHANGE_GRADE</text:span></text:p>
          </table:table-cell>
          <table:table-cell table:style-name="Table1.B5" office:value-type="string">
            <text:p text:style-name="P7">O(n)</text:p>
          </table:table-cell>
          <table:table-cell table:style-name="Table1.C5" office:value-type="string">
            <text:p text:style-name="P9">The code iterates over the nodes until it finds the matching ID number.</text:p>
          </table:table-cell>
        </table:table-row>
        <table:table-row table:style-name="Table1.1">
          <table:table-cell table:style-name="Table1.A6" office:value-type="string">
            <text:p text:style-name="P6"><text:span text:style-name="T7">PRINT_STUDENT</text:span></text:p>
          </table:table-cell>
          <table:table-cell table:style-name="Table1.A2" office:value-type="string">
            <text:p text:style-name="P11">O(n)</text:p>
          </table:table-cell>
          <table:table-cell table:style-name="Table1.A2" office:value-type="string">
            <text:p text:style-name="P13">The code iterates over the nodes until it finds the matching ID number.</text:p>
          </table:table-cell>
        </table:table-row>
        <table:table-row table:style-name="Table1.1">
          <table:table-cell table:style-name="Table1.A7" office:value-type="string">
            <text:p text:style-name="P6"><text:span text:style-name="T8">PRINT_ASSIGNMENT</text:span></text:p>
          </table:table-cell>
          <table:table-cell table:style-name="Table1.B7" office:value-type="string">
            <text:p text:style-name="P11">O(n)</text:p>
          </table:table-cell>
          <table:table-cell table:style-name="Table1.C7" office:value-type="string">
            <text:p text:style-name="P13">The code iterates over the nodes to collect info on a particular assignment.</text:p>
          </table:table-cell>
        </table:table-row>
        <table:table-row table:style-name="Table1.1">
          <table:table-cell table:style-name="Table1.A6" office:value-type="string">
            <text:p text:style-name="P6"><text:span text:style-name="T8">PRINT_TOP_STUDENT</text:span></text:p>
          </table:table-cell>
          <table:table-cell table:style-name="Table1.A6" office:value-type="string">
            <text:p text:style-name="P11"/>
          </table:table-cell>
          <table:table-cell table:style-name="Table1.A2" office:value-type="string">
            <text:p text:style-name="P11">The code iterates over the nodes and saves the <text:soft-page-break/>highest grade for an assignment.</text:p>
          </table:table-cell>
        </table:table-row>
        <table:table-row table:style-name="Table1.1">
          <table:table-cell table:style-name="Table1.A9" office:value-type="string">
            <text:p text:style-name="P6"><text:span text:style-name="T6">PRINT</text:span></text:p>
          </table:table-cell>
          <table:table-cell table:style-name="Table1.B9" office:value-type="string">
            <text:p text:style-name="P7">O(n)</text:p>
          </table:table-cell>
          <table:table-cell table:style-name="Table1.C9" office:value-type="string">
            <text:p text:style-name="P7">The code iterates over the nodes until it finds the matching ID number.</text:p>
          </table:table-cell>
        </table:table-row>
        <table:table-row table:style-name="Table1.1">
          <table:table-cell table:style-name="Table1.A2" office:value-type="string">
            <text:p text:style-name="P6"><text:span text:style-name="T6">QUIT</text:span></text:p>
          </table:table-cell>
          <table:table-cell table:style-name="Table1.A2" office:value-type="string">
            <text:p text:style-name="P7">O(1)</text:p>
          </table:table-cell>
          <table:table-cell table:style-name="Table1.A2" office:value-type="string">
            <text:p text:style-name="P9">The code changes bool quit from false to tru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a Nehoran</meta:initial-creator>
    <meta:editing-cycles>8</meta:editing-cycles>
    <meta:creation-date>2018-01-05T18:53:00</meta:creation-date>
    <dc:date>2019-09-24T20:01:48.359758824</dc:date>
    <meta:editing-duration>PT26M15S</meta:editing-duration>
    <meta:generator>LibreOffice/6.0.7.3$Linux_X86_64 LibreOffice_project/00m0$Build-3</meta:generator>
    <meta:document-statistic meta:table-count="1" meta:image-count="0" meta:object-count="1" meta:page-count="5" meta:paragraph-count="129" meta:word-count="405" meta:character-count="3862" meta:non-whitespace-character-count="2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